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22cm"/>
    </style:style>
    <style:style style:name="co2" style:family="table-column">
      <style:table-column-properties fo:break-before="auto" style:column-width="2.3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54cm"/>
    </style:style>
    <style:style style:name="co5" style:family="table-column">
      <style:table-column-properties fo:break-before="auto" style:column-width="10.4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ro4" style:family="table-row">
      <style:table-row-properties style:row-height="0.506cm" fo:break-before="auto" style:use-optimal-row-height="false"/>
    </style:style>
    <style:style style:name="ro5" style:family="table-row">
      <style:table-row-properties style:row-height="0.87cm" fo:break-before="auto" style:use-optimal-row-height="false"/>
    </style:style>
    <style:style style:name="ro6" style:family="table-row">
      <style:table-row-properties style:row-height="1.619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5" style:family="table-cell" style:parent-style-name="Default">
      <style:table-cell-properties fo:background-color="#e6e905" style:text-align-source="fix" style:repeat-content="false" fo:wrap-option="wrap"/>
      <style:paragraph-properties fo:text-align="center" fo:margin-left="0cm"/>
    </style:style>
    <style:style style:name="ce6" style:family="table-cell" style:parent-style-name="Default">
      <style:table-cell-properties fo:background-color="#2a6099" style:text-align-source="fix" style:repeat-content="false" fo:wrap-option="wrap"/>
      <style:paragraph-properties fo:text-align="center" fo:margin-left="0cm"/>
      <style:text-properties fo:color="#ffffff"/>
    </style:style>
    <style:style style:name="ce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000000"/>
    </style:style>
    <style:style style:name="ce8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ffffff"/>
    </style:style>
    <style:style style:name="ce10" style:family="table-cell" style:parent-style-name="Default">
      <style:table-cell-properties fo:background-color="transparent"/>
      <style:text-properties fo:color="#000000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15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3" table:number-columns-repeated="16379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ce5" office:value-type="string" calcext:value-type="string">
            <text:p>Kernfertigkeite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6" office:value-type="string" calcext:value-type="string">
            <text:p>Fertigkeit</text:p>
          </table:table-cell>
          <table:table-cell table:style-name="ce6" office:value-type="string" calcext:value-type="string">
            <text:p>Rang</text:p>
          </table:table-cell>
          <table:table-cell table:style-name="ce6" office:value-type="string" calcext:value-type="string">
            <text:p>DP</text:p>
          </table:table-cell>
          <table:table-cell table:style-name="ce6" office:value-type="string" calcext:value-type="string">
            <text:p>ST Verbrauch</text:p>
          </table:table-cell>
          <table:table-cell table:style-name="ce6" office:value-type="string" calcext:value-type="string">
            <text:p>Beschreibung</text:p>
          </table:table-cell>
          <table:table-cell table:number-columns-repeated="16379"/>
        </table:table-row>
        <table:table-row table:style-name="ro2">
          <table:table-cell table:style-name="ce7" office:value-type="string" calcext:value-type="string">
            <text:p>Angriff</text:p>
          </table:table-cell>
          <table:table-cell table:style-name="ce7" office:value-type="string" calcext:value-type="string">
            <text:p>Standartskill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in gewöhnlicher Angriff, sei es mit Schwert, Speer, Bogen Dolchen, Händen oder Sonstigem. Standard schaden 1xD6</text:p>
          </table:table-cell>
          <table:table-cell table:style-name="ce10" table:number-columns-repeated="16379"/>
        </table:table-row>
        <table:table-row table:style-name="ro2">
          <table:table-cell table:style-name="ce7" office:value-type="string" calcext:value-type="string">
            <text:p>Schrecklicher Angriff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00" calcext:value-type="float">
            <text:p>80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ine Verbesserung vom Angriff. Angriffe machen nun 1xD6 + 1xD4 Schaden.</text:p>
          </table:table-cell>
          <table:table-cell table:style-name="ce10" table:number-columns-repeated="16379"/>
        </table:table-row>
        <table:table-row table:style-name="ro2">
          <table:table-cell table:style-name="ce7" office:value-type="string" calcext:value-type="string">
            <text:p>Sprungangriff</text:p>
          </table:table-cell>
          <table:table-cell table:style-name="ce7" office:value-type="string" calcext:value-type="string">
            <text:p>Standartskill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Springt in die Luft und führt einen Angriff aus (1xD6). Kann Gegner in Höhe von bis zu 3 Metern treffen.</text:p>
          </table:table-cell>
          <table:table-cell table:style-name="ce11" table:number-columns-repeated="16379"/>
        </table:table-row>
        <table:table-row table:style-name="ro2">
          <table:table-cell office:value-type="string" calcext:value-type="string">
            <text:p>Durchbohren</text:p>
          </table:table-cell>
          <table:table-cell office:value-type="string" calcext:value-type="string">
            <text:p>Standartskill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ker Stich nach vorne (1xD6). Bei Treffer wird der Gegner benomme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locken</text:p>
          </table:table-cell>
          <table:table-cell office:value-type="string" calcext:value-type="string">
            <text:p>Standartskill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ockt den gegnerischen Angriff. Ein großer Teil des Schadens wird absorbiert und ein geringer Teil geht durch.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Parieren</text:p>
          </table:table-cell>
          <table:table-cell office:value-type="string" calcext:value-type="string">
            <text:p>Standartskill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iert den gegnerischen Angriff. Gelingt das Parieren, ist der Gegner für den nächsten Zug benommen. Gelingt es nicht wird der erhaltene Schaden um 1xD4 erhöht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usweichen</text:p>
          </table:table-cell>
          <table:table-cell office:value-type="string" calcext:value-type="string">
            <text:p>Standartskill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cht dem schlag des Gegners aus und bringt den Charakter 2m weg von seinem Gegner.</text:p>
          </table:table-cell>
          <table:table-cell table:style-name="ce12" table:number-columns-repeated="16379"/>
        </table:table-row>
        <table:table-row table:style-name="ro2">
          <table:table-cell office:value-type="string" calcext:value-type="string">
            <text:p>Item Einsetzen</text:p>
          </table:table-cell>
          <table:table-cell office:value-type="string" calcext:value-type="string">
            <text:p>Standartskill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nutzt ein Item aus dem Inventar oder aus naher Umgebung (0,5m)</text:p>
          </table:table-cell>
          <table:table-cell table:number-columns-repeated="16379"/>
        </table:table-row>
        <table:table-row table:style-name="ro1">
          <table:table-cell table:style-name="ce7"/>
          <table:table-cell table:style-name="ce9" table:number-columns-repeated="4"/>
          <table:table-cell table:style-name="ce1" table:number-columns-repeated="16379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style-name="ce5" office:value-type="string" calcext:value-type="string">
            <text:p>Schwertfertigkeite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6" office:value-type="string" calcext:value-type="string">
            <text:p>Fertigkeit</text:p>
          </table:table-cell>
          <table:table-cell table:style-name="ce6" office:value-type="string" calcext:value-type="string">
            <text:p>Rang</text:p>
          </table:table-cell>
          <table:table-cell table:style-name="ce6" office:value-type="string" calcext:value-type="string">
            <text:p>DP</text:p>
          </table:table-cell>
          <table:table-cell table:style-name="ce6" office:value-type="string" calcext:value-type="string">
            <text:p>ST Verbrauch</text:p>
          </table:table-cell>
          <table:table-cell table:style-name="ce6" office:value-type="string" calcext:value-type="string">
            <text:p>Beschreibung</text:p>
          </table:table-cell>
          <table:table-cell table:style-name="ce1" table:number-columns-repeated="16379"/>
        </table:table-row>
        <table:table-row table:style-name="ro5">
          <table:table-cell office:value-type="string" calcext:value-type="string">
            <text:p>Explosionsschtich</text:p>
          </table:table-cell>
          <table:table-cell office:value-type="string" calcext:value-type="string">
            <text:p>Standartskill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st dem Gegner bis zu 6 m entgegen und durchbohrt ihn mit einem Stich (1xD6). Bei Treffer wird der Gegner benommen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usweichschnit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ügt dem Gegner einen Schnitt zu (1xD6) und weicht im selben Augenblick um 2m zurück.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Wolken Schla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n Sprungangriff in die Luft, der leichte Fliegende Gegner zu Boden zieht. Bei großen fliegenden Gegnern Krallt man sich an der getroffenen stelle fest. 1XD6 Dmg.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Stoßzahnwurf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lag in einem großen Bogen nach oben, welcher leichte Gegner 2 m zurückwirft und Benommenheit verursacht. 1XD6 schaden.</text:p>
          </table:table-cell>
          <table:table-cell table:number-columns-repeated="16379"/>
        </table:table-row>
        <table:table-row table:style-name="ro2">
          <table:table-cell table:style-name="ce7" office:value-type="string" calcext:value-type="string">
            <text:p>Berstender Stich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00" calcext:value-type="float">
            <text:p>60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Eine Verbesserung vom Explosionsschlag. Kann für alle weiteren 3 m, 1 ST verbrauchen und macht +1xD4 mehr schaden .</text:p>
          </table:table-cell>
          <table:table-cell table:style-name="ce14" table:number-columns-repeated="16379"/>
        </table:table-row>
        <table:table-row table:style-name="ro3">
          <table:table-cell office:value-type="string" calcext:value-type="string">
            <text:p>Fleischwolf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icht mit der Klinge in den Gegner und pinnt ihn auf den Boden um anschließend mit 2 weiteren Stichen nachzusetzen. 1xD6 pro Stich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usweichschlag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ne Verbesserung vom Ausweichschnitt. Angriff wird erhöht um 1xD4 und man kann in jede gewünschte Richtung ausweichen.</text:p>
          </table:table-cell>
          <table:table-cell table:style-name="ce1" table:number-columns-repeated="16379"/>
        </table:table-row>
        <table:table-row table:style-name="ro3">
          <table:table-cell office:value-type="string" calcext:value-type="string">
            <text:p>Himmels Schlag</text:p>
          </table:table-cell>
          <table:table-cell office:value-type="float" office:value="4" calcext:value-type="float">
            <text:p>4</text:p>
          </table:table-cell>
          <table:table-cell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ne Verbesserung vom Wolken Schlag. Verursacht Benommenheit, auch bei größeren Gegnern. Schaden wird erhöht um 1xD4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ückfallender Schlitzer</text:p>
          </table:table-cell>
          <table:table-cell office:value-type="float" office:value="4" calcext:value-type="float">
            <text:p>4</text:p>
          </table:table-cell>
          <table:table-cell office:value-type="float" office:value="1300" calcext:value-type="float">
            <text:p>1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n direkt nach einem gelungenen Ausweichen von einem Gegner eingesetzt werden. Verursacht 1xD6 Schaden.</text:p>
          </table:table-cell>
          <table:table-cell table:number-columns-repeated="1637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5" office:value-type="string" calcext:value-type="string">
            <text:p>Schildfertigkeite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6" office:value-type="string" calcext:value-type="string">
            <text:p>Fertigkeit</text:p>
          </table:table-cell>
          <table:table-cell table:style-name="ce6" office:value-type="string" calcext:value-type="string">
            <text:p>Rang</text:p>
          </table:table-cell>
          <table:table-cell table:style-name="ce6" office:value-type="string" calcext:value-type="string">
            <text:p>DP</text:p>
          </table:table-cell>
          <table:table-cell table:style-name="ce6" office:value-type="string" calcext:value-type="string">
            <text:p>ST Verbrauch</text:p>
          </table:table-cell>
          <table:table-cell table:style-name="ce6" office:value-type="string" calcext:value-type="string">
            <text:p>Beschreibun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childruf</text:p>
          </table:table-cell>
          <table:table-cell office:value-type="string" calcext:value-type="string">
            <text:p>Standartskill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hlägt gegen den Schild und lenkt die Aufmerksamkeit der Gegner im Radius von 6m auf einen selber.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Schildschla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ursacht geringen 1xD4 Schaden. Gegner die davon getroffen werden sind benommen und anschließend für einen Zug auf Nachteil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prungbrett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leudert Verbündeten mit Schild in die Luft. Ermöglicht dem Verbündeten so einen Angriff aus der Luf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hildtrommel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ine Verbesserung vom Schildruf. Erhöht den Radius auf 12m.</text:p>
          </table:table-cell>
          <table:table-cell table:number-columns-repeated="16379"/>
        </table:table-row>
        <table:table-row table:style-name="ro6">
          <table:table-cell office:value-type="string" calcext:value-type="string">
            <text:p>Schildstachel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riffe aus allen Richtungen werden erfolgreich geblockt, außer von hinten. Der Charakter kann Pro Runde zwei mal als Aktion und ein mal als Bonus Aktion zustechen. (1xD6) Jeder Stich verbraucht 1 ST.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Schildsturm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ne verbesserte Form von Schildschlag. Man stürmt bis zu 4m auf den Gegner zu und verursacht den selben Schaden und Debuffs bei dem Gegner wie bei Schildschlag.</text:p>
          </table:table-cell>
          <table:table-cell table:number-columns-repeated="16379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5" office:value-type="string" calcext:value-type="string">
            <text:p>Erweiterte Fertigkeite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6" office:value-type="string" calcext:value-type="string">
            <text:p>Fertigkeit</text:p>
          </table:table-cell>
          <table:table-cell table:style-name="ce6" office:value-type="string" calcext:value-type="string">
            <text:p>Rang</text:p>
          </table:table-cell>
          <table:table-cell table:style-name="ce6" office:value-type="string" calcext:value-type="string">
            <text:p>DP</text:p>
          </table:table-cell>
          <table:table-cell table:style-name="ce6" office:value-type="string" calcext:value-type="string">
            <text:p>ST Verbrauch</text:p>
          </table:table-cell>
          <table:table-cell table:style-name="ce6" office:value-type="string" calcext:value-type="string">
            <text:p>Beschreibung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achsamkeit</text:p>
          </table:table-cell>
          <table:table-cell office:value-type="float" office:value="2" calcext:value-type="float">
            <text:p>2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rhöht die max Gesundheit um 20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uskelkraft</text:p>
          </table:table-cell>
          <table:table-cell office:value-type="float" office:value="5" calcext:value-type="float">
            <text:p>5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rhöht die max Traglast um 20 kg.</text:p>
          </table:table-cell>
          <table:table-cell table:number-columns-repeated="16379"/>
        </table:table-row>
        <table:table-row table:style-name="ro7">
          <table:table-cell office:value-type="string" calcext:value-type="string">
            <text:p>Rückzug</text:p>
          </table:table-cell>
          <table:table-cell office:value-type="float" office:value="5" calcext:value-type="float">
            <text:p>5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n würfelt immer auf Vorteil wenn man dem Griff eines Gegners entkommen will.</text:p>
          </table:table-cell>
          <table:table-cell table:number-columns-repeated="16379"/>
        </table:table-row>
        <table:table-row table:style-name="ro7">
          <table:table-cell office:value-type="string" calcext:value-type="string">
            <text:p>Hochgefühl</text:p>
          </table:table-cell>
          <table:table-cell office:value-type="float" office:value="7" calcext:value-type="float">
            <text:p>7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st man bei 10 % HP oder weniger, wird die Stärke des Charakters um 50% erhöht.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ehemenz</text:p>
          </table:table-cell>
          <table:table-cell office:value-type="float" office:value="8" calcext:value-type="float">
            <text:p>8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türliche Stärke wird um 10% erhöht.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8" table:number-columns-repeated="5"/>
          <table:table-cell table:style-name="ce15" table:number-columns-repeated="16379"/>
        </table:table-row>
        <table:table-row table:style-name="ro1" table:number-rows-repeated="104852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5">00.00.0000</text:date>, <text:time style:data-style-name="N2" text:time-value="00:38:18.390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5T00:16:08.286000000</meta:creation-date>
    <dc:date>2025-06-15T18:26:48.975000000</dc:date>
    <meta:editing-duration>PT18H10M14S</meta:editing-duration>
    <meta:editing-cycles>12</meta:editing-cycles>
    <meta:generator>LibreOffice/7.6.7.2$Windows_X86_64 LibreOffice_project/dd47e4b30cb7dab30588d6c79c651f218165e3c5</meta:generator>
    <meta:document-statistic meta:table-count="1" meta:cell-count="164" meta:object-count="0"/>
  </office:meta>
</office:document-meta>
</file>